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bstractLogicExpr.getChi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ogicExpr.AbstractLogicExpr( final Collection &lt; LogicNode &gt; chil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